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2.927cm"/>
    </style:style>
    <style:style style:name="pr6" style:family="presentation" style:parent-style-name="Default-outline1">
      <style:graphic-properties draw:fill-color="#ffffff" fo:min-height="14.016cm"/>
    </style:style>
    <style:style style:name="pr7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2.4cm" fo:margin-right="0cm" text:enable-numbering="false" fo:text-indent="-0.8cm"/>
    </style:style>
    <style:style style:name="P7" style:family="paragraph">
      <style:paragraph-properties fo:margin-left="3.6cm" fo:margin-right="0cm" text:enable-numbering="true" fo:text-indent="-0.6cm"/>
    </style:style>
    <style:style style:name="P8" style:family="paragraph">
      <style:paragraph-properties fo:margin-left="3.6cm" fo:margin-right="0cm" text:enable-numbering="false" fo:text-indent="-0.6cm"/>
    </style:style>
    <style:style style:name="P9" style:family="paragraph">
      <style:paragraph-properties fo:margin-left="4.8cm" fo:margin-right="0cm" text:enable-numbering="false" fo:text-indent="-0.6cm"/>
    </style:style>
    <style:style style:name="T1" style:family="text">
      <style:text-properties fo:color="#23ff23"/>
    </style:style>
    <style:style style:name="T2" style:family="text">
      <style:text-properties fo:color="#ffff00"/>
    </style:style>
    <style:style style:name="T3" style:family="text">
      <style:text-properties fo:color="#ff8080" fo:font-size="20pt" fo:font-weight="bold"/>
    </style:style>
    <style:style style:name="T4" style:family="text">
      <style:text-properties fo:color="#ffff00" fo:font-size="24pt"/>
    </style:style>
    <style:style style:name="T5" style:family="text">
      <style:text-properties fo:font-size="24pt"/>
    </style:style>
    <style:style style:name="T6" style:family="text">
      <style:text-properties fo:color="#ffffff"/>
    </style:style>
    <style:style style:name="T7" style:family="text">
      <style:text-properties fo:color="#23ff23" fo:font-size="20pt" fo:font-weight="bold"/>
    </style:style>
    <style:style style:name="T8" style:family="text">
      <style:text-properties fo:color="#ffcc99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7: §14.6: serialization</presentation:footer-decl>
      <presentation:footer-decl presentation:name="ftr2">CMPTxxxx</presentation:footer-decl>
      <presentation:date-time-decl presentation:name="dtd1" presentation:source="fixed">21 Mar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14.6: Object Serialization</text:p>
          </draw:text-box>
        </draw:frame>
        <draw:frame presentation:style-name="pr2" draw:text-style-name="P1" draw:layer="layout" svg:width="13.335cm" svg:height="10.216cm" svg:x="3.10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21 March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194cm" svg:x="1.055cm" svg:y="2.55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Review last time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 text:style-name="P3">Classes in <text:span text:style-name="T1">java.io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Byte</text:span>-based vs. <text:span text:style-name="T2">character</text:span>-based<text:line-break/>vs. <text:span text:style-name="T2">object</text:span>-based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File</text:span> object and methods</text:p>
              </text:list-item>
            </text:list>
            <text:list text:style-name="L3">
              <text:list-item>
                <text:p text:style-name="P3"><text:span text:style-name="T1">JFileChooser</text:span></text:p>
              </text:list-item>
            </text:list>
            <text:list text:style-name="L3">
              <text:list-item>
                <text:p text:style-name="P3">Formatted <text:span text:style-name="T2">text</text:span> I/O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Formatter</text:span>, <text:span text:style-name="T1">Scanner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Quiz 4: 10 minutes</text:p>
          </draw:text-box>
        </draw:frame>
        <draw:frame presentation:style-name="pr6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3">Contrast <text:span text:style-name="T2">Swing</text:span> with <text:span text:style-name="T2">AWT</text:span>. <text:s/>What is meant by <text:span text:style-name="T2">lightweight</text:span> widgets?<text:tab/><text:tab/><text:tab/><text:tab/><text:tab/><text:tab/><text:tab/><text:tab/><text:tab/><text:tab/><text:tab/><text:span text:style-name="T3">[5]</text:span></text:p>
              </text:list-item>
            </text:list>
            <text:list text:style-name="L3">
              <text:list-item>
                <text:p text:style-name="P3">Discuss the <text:span text:style-name="T2">delegation</text:span> model of <text:span text:style-name="T2">event</text:span> handling<text:span text:style-name="T3">[6]</text:span></text:p>
              </text:list-item>
            </text:list>
            <text:list text:style-name="L3">
              <text:list-item>
                <text:p text:style-name="P3">Name three sub-<text:span text:style-name="T2">interfaces</text:span> of <text:span text:style-name="T1">EventListener</text:span>.<text:tab/><text:tab/><text:span text:style-name="T3">[3]</text:span></text:p>
              </text:list-item>
            </text:list>
            <text:list text:style-name="L3">
              <text:list-item>
                <text:p text:style-name="P3">Write a Java <text:span text:style-name="T2">function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3">[6]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void printMsg( String filename,</text:span><text:span text:style-name="T1"><text:line-break/></text:span><text:span text:style-name="T1">int id, String message 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that prints a given <text:span text:style-name="T2">ID</text:span> code and <text:span text:style-name="T2">message</text:span> to a <text:span text:style-name="T2">fi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">printMsg( “msg.txt”, 15, “Hello, World!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should put the text “<text:span text:style-name="T1">15: Hello, World!</text:span>” in the file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Quiz 4: answers #1-2</text:p>
          </draw:text-box>
        </draw:frame>
        <draw:frame presentation:style-name="pr6" draw:id="id1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id="id2" text:style-name="P3">Contrast <text:span text:style-name="T2">Swing</text:span> with <text:span text:style-name="T2">AWT</text:span>. <text:s/>What is meant by <text:span text:style-name="T2">lightweight</text:span> widgets?</text:p>
              </text:list-item>
            </text:list>
            <text:list text:style-name="L3">
              <text:list-item>
                <text:list>
                  <text:list-item>
                    <text:p text:id="id3" text:style-name="P4"><text:span text:style-name="T2">Swing</text:span>: lightweight widgets written in <text:span text:style-name="T2">Java</text:span>, <text:span text:style-name="T2">independent</text:span> of local platfor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" text:style-name="P4"><text:span text:style-name="T2">AWT</text:span>: heavyweight widgets tied to the <text:span text:style-name="T2">local</text:span> platform</text:p>
                  </text:list-item>
                </text:list>
              </text:list-item>
            </text:list>
            <text:list text:style-name="L3">
              <text:list-item>
                <text:p text:id="id5" text:style-name="P3">Discuss the <text:span text:style-name="T2">delegation</text:span> model of <text:span text:style-name="T2">event</text:span> handling</text:p>
              </text:list-item>
            </text:list>
            <text:list text:style-name="L3">
              <text:list-item>
                <text:list>
                  <text:list-item>
                    <text:p text:id="id6" text:style-name="P4">Events are handled by <text:span text:style-name="T2">separate</text:span> objects which implement the event-handling <text:span text:style-name="T2">interface</text:span> (e.g., ActionListener). <text:s/>The object which generates events is not the same object which handle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" anim:sub-item="background" smil:attributeName="visibility" smil:to="visible"/>
                  <anim:transitionFilter smil:dur="0.5s" smil:targetElement="id1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Quiz 4: answers #3-4</text:p>
          </draw:text-box>
        </draw:frame>
        <draw:frame presentation:style-name="pr6" draw:id="id7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id="id8" text:style-name="P3">Name three sub-<text:span text:style-name="T2">interfaces</text:span> of <text:span text:style-name="T1">EventListener</text:span>.</text:p>
              </text:list-item>
            </text:list>
            <text:list text:style-name="L3">
              <text:list-item>
                <text:list>
                  <text:list-item>
                    <text:p text:id="id9" text:style-name="P4"><text:span text:style-name="T4">ActionListener</text:span><text:span text:style-name="T5">, AdjustmentListener, ComponentListener, ContainerListener, FocusListener, </text:span><text:span text:style-name="T4">ItemListener</text:span><text:span text:style-name="T5">, </text:span><text:span text:style-name="T4">KeyListener</text:span><text:span text:style-name="T5">, </text:span><text:span text:style-name="T4">MouseListener</text:span><text:span text:style-name="T5">, </text:span><text:span text:style-name="T4">MouseMotionListener</text:span><text:span text:style-name="T5">, TextListener, WindowListener</text:span></text:p>
                  </text:list-item>
                </text:list>
              </text:list-item>
            </text:list>
            <text:list text:style-name="L3">
              <text:list-item>
                <text:p text:id="id10" text:style-name="P3"><text:span text:style-name="T6">Java function</text:span><text:span text:style-name="T6"><text:tab/></text:span><text:span text:style-name="T6">that </text:span><text:span text:style-name="T2">prints</text:span><text:span text:style-name="T6"> ID code and messag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1" text:style-name="P8"><text:span text:style-name="T7">void printMsg( String filename, int id, String message )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2" text:style-name="P9"><text:span text:style-name="T7">Formatter out = new Formatter( filename 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3" text:style-name="P9"><text:span text:style-name="T7">out.format( “%d: %s\n”, id, message 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4" text:style-name="P9"><text:span text:style-name="T7">out.close(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5" text:style-name="P8"><text:span text:style-name="T7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6" text:style-name="P5"><text:span text:style-name="T6">(Exception handling optional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" anim:sub-item="background" smil:attributeName="visibility" smil:to="visible"/>
                  <anim:transitionFilter smil:dur="0.5s" smil:targetElement="id7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What's on for today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2">Exceptions</text:span> in I/O</text:p>
              </text:list-item>
            </text:list>
            <text:list text:style-name="L3">
              <text:list-item>
                <text:p text:style-name="P3"><text:span text:style-name="T2">Serializable</text:span> objects</text:p>
              </text:list-item>
            </text:list>
            <text:list text:style-name="L3">
              <text:list-item>
                <text:p text:style-name="P3"><text:span text:style-name="T2">Object</text:span>-based I/O: <text:span text:style-name="T1">ObjectInputStream</text:span></text:p>
              </text:list-item>
            </text:list>
            <text:list text:style-name="L3">
              <text:list-item>
                <text:p text:style-name="P3"><text:span text:style-name="T2">Random-access </text:span>fil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Exceptions in file I/O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 text:style-name="P3">An instance of the class <text:span text:style-name="T2">SecurityException</text:span> is raised if file permissions fail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7">try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7">out = new Formatter( “out.txt” 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7">} catch ( SecurityException e )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7">System.err.println( “No write permissions!” 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7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">FileNotFoundException</text:span>, <text:span text:style-name="T2">IllegalStateException</text:span></text:p>
              </text:list-item>
            </text:list>
            <text:list text:style-name="L3">
              <text:list-item>
                <text:p text:style-name="P3"><text:span text:style-name="T2">Scanner</text:span> raises <text:span text:style-name="T2">NoSuchElementException</text:span> if the data is in the wrong format</text:p>
              </text:list-item>
            </text:list>
            <text:list text:style-name="L3">
              <text:list-item>
                <text:p text:style-name="P3"><text:span text:style-name="T2">EOFException</text:span>, <text:span text:style-name="T2">IOExceptio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Serializable objects</text:p>
          </draw:text-box>
        </draw:frame>
        <draw:frame presentation:style-name="pr6" draw:layer="layout" svg:width="25.199cm" svg:height="15.001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Serialization</text:span> is converting an object to a representation that can be written to a <text:span text:style-name="T2">stream</text:span></text:p>
              </text:list-item>
            </text:list>
            <text:list text:style-name="L3">
              <text:list-item>
                <text:p text:style-name="P3">The <text:span text:style-name="T1">Serializable</text:span> interface is a <text:span text:style-name="T2">tag</text:span>:</text:p>
              </text:list-item>
            </text:list>
            <text:list text:style-name="L3">
              <text:list-item>
                <text:list>
                  <text:list-item>
                    <text:p text:style-name="P4">Interface with <text:span text:style-name="T2">no metho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sed to <text:span text:style-name="T2">identify</text:span> what objects are serializable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Primitive</text:span> types are serializable</text:p>
              </text:list-item>
            </text:list>
            <text:list text:style-name="L3">
              <text:list-item>
                <text:p text:style-name="P3"><text:span text:style-name="T2">Arrays</text:span> of serializable objects are serializable</text:p>
              </text:list-item>
            </text:list>
            <text:list text:style-name="L3">
              <text:list-item>
                <text:p text:style-name="P3">A <text:span text:style-name="T2">class</text:span> can be tagged as serializable if all its <text:span text:style-name="T2">instance variables</text:span> are serializable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Non-serializable vars can be declared <text:span text:style-name="T1">transient</text:span> (skipped during serializati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Object-based I/O</text:p>
          </draw:text-box>
        </draw:frame>
        <draw:frame presentation:style-name="pr6" draw:layer="layout" svg:width="25.199cm" svg:height="14.446cm" svg:x="1.4cm" svg:y="4.507cm" presentation:class="outline" presentation:user-transformed="true">
          <draw:text-box>
            <text:list text:style-name="L3">
              <text:list-item>
                <text:p text:style-name="P3">Use <text:span text:style-name="T8">FileInputStream</text:span> / <text:span text:style-name="T8">FileOutputStream</text:span> to <text:span text:style-name="T2">open</text:span> a file for binary I/O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fos = new FileOutputStream( “output.db” 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Wrap the stream in an <text:span text:style-name="T8">ObjectInputStream</text:span> / <text:span text:style-name="T8">ObjectOutputStream</text:span> to use object <text:span text:style-name="T2">serialization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oos = new ObjectOutputStream( fos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Use <text:span text:style-name="T8">readObject</text:span>/<text:span text:style-name="T8">writeObject</text:span> to do the I/O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oos.writeObject( myobj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8">readObject() </text:span>returns a generic <text:span text:style-name="T1">Object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Cast</text:span> it back to the original typ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myobj = (MyObj) ios.readObject(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Random-access files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 text:style-name="P3">Sequential files are hard to <text:span text:style-name="T2">modify in-place</text:span></text:p>
              </text:list-item>
            </text:list>
            <text:list text:style-name="L3">
              <text:list-item>
                <text:list>
                  <text:list-item>
                    <text:p text:style-name="P4">Must erase and rewrite <text:span text:style-name="T2">entire</text:span> file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Random-access</text:span> file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file = new RandomAccessFile( “user.db”, “rw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Can be used in place of <text:span text:style-name="T8">FileInputStream</text:span> / <text:span text:style-name="T8">FileOutputStream</text:span>, e.g., to do <text:span text:style-name="T2">object</text:span>-based I/O</text:p>
              </text:list-item>
            </text:list>
            <text:list text:style-name="L3">
              <text:list-item>
                <text:p text:style-name="P3">File <text:span text:style-name="T2">position</text:span> pointer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file.seek( num_bytes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eek to position relative to <text:span text:style-name="T2">star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TODO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2">Lab5</text:span> due <text:span text:style-name="T1">Wed 11Apr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File I/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tore <text:span text:style-name="T2">inventory</text:span> and <text:span text:style-name="T2">point-of-sale</text:span> syste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his last lab is <text:span text:style-name="T2">longer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Due in <text:span text:style-name="T2">3 week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Worth <text:span text:style-name="T2">60 poin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Last day for submitting <text:span text:style-name="T2">late</text:span> labs is <text:span text:style-name="T1">Fri 13Apr</text:span></text:p>
              </text:list-item>
            </text:list>
            <text:list text:style-name="L3">
              <text:list-item>
                <text:p text:style-name="P3">Last day of <text:span text:style-name="T2">classes</text:span> is <text:span text:style-name="T1">Mon 16Apr</text:span></text:p>
              </text:list-item>
            </text:list>
            <text:list text:style-name="L3">
              <text:list-item>
                <text:p text:style-name="P3"><text:span text:style-name="T2">Final</text:span> exam is <text:span text:style-name="T1">Fri 20Apr</text:span> 2-4pm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Sean Ho</meta:initial-creator>
    <meta:creation-date>2007-01-15T12:24:22</meta:creation-date>
    <dc:creator>Sean Ho</dc:creator>
    <dc:date>2007-03-21T13:03:21</dc:date>
    <dc:language>en-US</dc:language>
    <meta:editing-cycles>117</meta:editing-cycles>
    <meta:editing-duration>P5DT1H29M56S</meta:editing-duration>
    <meta:user-defined meta:name="Info 1"/>
    <meta:user-defined meta:name="Info 2"/>
    <meta:user-defined meta:name="Info 3"/>
    <meta:user-defined meta:name="Info 4"/>
    <meta:document-statistic meta:object-count="202"/>
  </office:meta>
</office:document-meta>
</file>